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726cm" fo:min-width="7.87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e6e6e6" draw:textarea-horizontal-align="justify" draw:textarea-vertical-align="middle" draw:auto-grow-height="false" fo:min-height="1.636cm" fo:min-width="2.69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e6e6e6" draw:textarea-horizontal-align="justify" draw:textarea-vertical-align="middle" draw:auto-grow-height="false" fo:min-height="1.636cm" fo:min-width="3.957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center" draw:textarea-vertical-align="middle" draw:auto-grow-height="false" fo:min-height="0.75cm" fo:min-width="7.19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6cm" fo:min-width="4.20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462cm" fo:min-width="22.74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4cm" fo:min-width="24.133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948cm" fo:min-width="6.808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style:font-name="Comic Sans MS3" fo:font-size="22pt" style:font-name-asian="Comic Sans MS3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omic Sans MS3" fo:font-size="22pt" style:font-name-asian="Comic Sans MS3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.7cm" svg:height="2.3cm" svg:x="1.038cm" svg:y="14.452cm">
          <text:p text:style-name="P1"><text:span text:style-name="T1">Kernel written</text:span></text:p>
          <text:p text:style-name="P1"><text:span text:style-name="T1">with C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05cm" svg:height="2.2cm" svg:x="1.138cm" svg:y="11.452cm">
          <text:p text:style-name="P1"><text:span text:style-name="T1">Existing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71cm" svg:height="2.2cm" svg:x="4.972cm" svg:y="11.452cm">
          <text:p text:style-name="P1"><text:span text:style-name="T1">Existing web</text:span></text:p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794cm" svg:height="1.1cm" svg:x="1.538cm" svg:y="13.552cm">
          <text:p text:style-name="P1"><text:span text:style-name="T1">POSIX 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cm" svg:height="2.3cm" svg:x="10.537cm" svg:y="13.611cm">
          <text:p text:style-name="P1"><text:span text:style-name="T1">Partly strong typed</text:span></text:p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05cm" svg:height="2.2cm" svg:x="10.637cm" svg:y="10.611cm">
          <text:p text:style-name="P1"><text:span text:style-name="T1">Existing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71cm" svg:height="2.2cm" svg:x="14.471cm" svg:y="10.611cm">
          <text:p text:style-name="P1"><text:span text:style-name="T1">Existing web</text:span></text:p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794cm" svg:height="1.1cm" svg:x="11.037cm" svg:y="12.711cm">
          <text:p text:style-name="P1"><text:span text:style-name="T1">POSIX AP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2cm" svg:x="1.1cm" svg:y="6.3cm">
          <text:p text:style-name="P1"><text:span text:style-name="T1">Strong typed</text:span></text:p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cm" svg:height="2.3cm" svg:x="6.7cm" svg:y="5.4cm">
          <text:p text:style-name="P1"><text:span text:style-name="T1">Strong typed</text:span></text:p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3cm" svg:height="1.1cm" svg:x="7cm" svg:y="4.6cm">
          <text:p text:style-name="P1"><text:span text:style-name="T1">Own AP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2.3cm" svg:x="12.3cm" svg:y="4.9cm">
          <text:p text:style-name="P1"><text:span text:style-name="T1">Strong typed</text:span></text:p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71cm" svg:height="2.2cm" svg:x="12.4cm" svg:y="2cm">
          <text:p text:style-name="P1"><text:span text:style-name="T1">New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5cm" svg:height="2.3cm" svg:x="18.3cm" svg:y="4.1cm">
          <text:p text:style-name="P1"><text:span text:style-name="T1">Strong typed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71cm" svg:height="2.2cm" svg:x="18.5cm" svg:y="1.2cm">
          <text:p text:style-name="P1"><text:span text:style-name="T1">New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71cm" svg:height="2.2cm" svg:x="23.6cm" svg:y="1.2cm">
          <text:p text:style-name="P1"><text:span text:style-name="T1">New web</text:span></text:p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3cm" svg:height="1.1cm" svg:x="12.6cm" svg:y="4.1cm">
          <text:p text:style-name="P1"><text:span text:style-name="T1">Own AP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4cm" svg:height="1.1cm" svg:x="18.8cm" svg:y="3.3cm">
          <text:p text:style-name="P1"><text:span text:style-name="T1">Own AP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491cm" svg:height="2.978cm" draw:transform="rotate (0.0958185759344887) translate (1.346cm 8.297cm)">
          <text:p text:style-name="P1"><text:span text:style-name="T1">Design OS from scratch (need much power)</text:span></text:p>
          <draw:enhanced-geometry svg:viewBox="0 0 21600 21600" draw:text-areas="0 ?f0 ?f5 ?f2" draw:type="right-arrow" draw:modifiers="16243.9024390244 4230.433172898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8.7cm" svg:height="2.3cm" svg:x="20cm" svg:y="12.703cm">
          <text:p text:style-name="P1"><text:span text:style-name="T1">Strong typed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05cm" svg:height="2.2cm" svg:x="20.1cm" svg:y="9.703cm">
          <text:p text:style-name="P1"><text:span text:style-name="T1">Existing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771cm" svg:height="2.2cm" svg:x="23.934cm" svg:y="9.703cm">
          <text:p text:style-name="P1"><text:span text:style-name="T1">Existing web</text:span></text:p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794cm" svg:height="1.1cm" svg:x="20.5cm" svg:y="11.803cm">
          <text:p text:style-name="P1"><text:span text:style-name="T1">POSIX AP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7.534cm" svg:height="2.7cm" draw:transform="rotate (0.0958185759344887) translate (1.237cm 16.605cm)">
          <text:p text:style-name="P1"><text:span text:style-name="T1">Design OS with writing existing OS (need less power)</text:span></text:p>
          <draw:enhanced-geometry svg:viewBox="0 0 21600 21600" draw:text-areas="0 ?f0 ?f5 ?f2" draw:type="right-arrow" draw:modifiers="16266.6666666667 6349.64827841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8cm" svg:height="1.4cm" svg:x="20.8cm" svg:y="17.5cm">
          <text:p text:style-name="P1"><text:span text:style-name="T2">We can focus kernel</text:span></text:p>
          <draw:enhanced-geometry svg:viewBox="0 0 21600 21600" draw:text-areas="800 800 20800 20800" draw:type="round-rectangular-callout" draw:modifiers="13708.8863892014 -25608.5653104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9-02T11:18:32.201634985</dc:date>
    <meta:editing-duration>PT2H11M14S</meta:editing-duration>
    <meta:editing-cycles>205</meta:editing-cycles>
    <meta:generator>LibreOffice/4.3.1.2$Linux_X86_64 LibreOffice_project/430m0$Build-2</meta:generator>
    <meta:document-statistic meta:object-count="25"/>
  </office:meta>
</office:document-meta>
</file>